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Segoe" svg:font-family="Segoe" style:font-family-generic="swiss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67ad0"/>
    </style:style>
    <style:style style:name="P2" style:family="paragraph" style:parent-style-name="Standard">
      <style:paragraph-properties fo:text-align="start" style:justify-single-word="false"/>
      <style:text-properties officeooo:paragraph-rsid="00148322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48322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Calibri" fo:font-size="22pt" fo:font-weight="bold" officeooo:rsid="00148322" officeooo:paragraph-rsid="0014832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c0000" style:font-name="Calibri" fo:font-size="18pt" fo:font-weight="bold" officeooo:rsid="00167ad0" officeooo:paragraph-rsid="00167ad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c0000" fo:font-size="12pt" fo:font-weight="bold" officeooo:rsid="00167ad0" officeooo:paragraph-rsid="00167ad0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7ad0" officeooo:paragraph-rsid="0017870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0d11" officeooo:paragraph-rsid="00170d1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870f" officeooo:paragraph-rsid="0017870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a9f1" officeooo:paragraph-rsid="0019a9f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9d9d3" officeooo:paragraph-rsid="0019d9d3"/>
    </style:style>
    <style:style style:name="P12" style:family="paragraph" style:parent-style-name="Standard">
      <style:paragraph-properties fo:text-align="start" style:justify-single-word="false" fo:break-before="page"/>
      <style:text-properties fo:color="#cc0000" fo:font-size="12pt" fo:font-weight="bold" officeooo:rsid="00167ad0" officeooo:paragraph-rsid="00167ad0" style:font-size-asian="10.5pt" style:font-weight-asian="bold" style:font-size-complex="12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libri" fo:font-size="12pt" fo:font-weight="normal" officeooo:rsid="00148322" style:font-size-asian="10.5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167ad0" style:font-size-asian="10.5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170d11" style:font-size-asian="10.5pt" style:font-weight-asian="normal" style:font-size-complex="12pt" style:font-weight-complex="normal"/>
    </style:style>
    <style:style style:name="T6" style:family="text">
      <style:text-properties style:font-name="Calibri" officeooo:rsid="00148322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use-window-font-color="true" style:font-name="Calibri" fo:font-weight="normal" style:font-weight-asian="normal" style:font-weight-complex="normal"/>
    </style:style>
    <style:style style:name="T9" style:family="text">
      <style:text-properties style:use-window-font-color="true" style:font-name="Calibri" fo:font-weight="normal" style:font-size-asian="12pt" style:font-weight-asian="normal" style:font-weight-complex="normal"/>
    </style:style>
    <style:style style:name="T10" style:family="text">
      <style:text-properties style:use-window-font-color="true" style:font-name="Calibri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untes</text:p>
      <text:p text:style-name="P5">Indice</text:p>
      <text:list xml:id="list8277686224785863175" text:style-name="L3">
        <text:list-item>
          <text:p text:style-name="P3"><text:span text:style-name="T3">Git</text:span></text:p>
        </text:list-item>
      </text:list>
      <text:list xml:id="list8695282543822661627" text:style-name="L1">
        <text:list-item>
          <text:p text:style-name="P1"><text:span text:style-name="T3">Eclipse:</text:span></text:p>
          <text:list>
            <text:list-item>
              <text:p text:style-name="P1"><text:span text:style-name="T3">gradle</text:span></text:p>
            </text:list-item>
            <text:list-item>
              <text:p text:style-name="P9"><text:span text:style-name="T4">I</text:span><text:span text:style-name="T2">nterfaces graficas:</text:span></text:p>
              <text:list>
                <text:list-item>
                  <text:p text:style-name="P7"><text:span text:style-name="T2">Java FX </text:span><text:span text:style-name="T5">(</text:span><text:span text:style-name="T11">Scene builder</text:span><text:span text:style-name="T5">)</text:span></text:p>
                </text:list-item>
                <text:list-item>
                  <text:p text:style-name="P9"><text:span text:style-name="T5">s</text:span><text:span text:style-name="T2">wing</text:span></text:p>
                </text:list-item>
                <text:list-item>
                  <text:p text:style-name="P9"><text:span text:style-name="T2">gtk</text:span></text:p>
                </text:list-item>
              </text:list>
            </text:list-item>
            <text:list-item>
              <text:p text:style-name="P8"><text:span text:style-name="T2">Java doc</text:span></text:p>
            </text:list-item>
          </text:list>
        </text:list-item>
        <text:list-item>
          <text:p text:style-name="P8"><text:span text:style-name="T2">unit test</text:span></text:p>
        </text:list-item>
        <text:list-item>
          <text:p text:style-name="P9"><text:span text:style-name="T2">MonoDevelop</text:span></text:p>
          <text:list>
            <text:list-item>
              <text:p text:style-name="P9"><text:span text:style-name="T2">Monodoc</text:span></text:p>
            </text:list-item>
            <text:list-item>
              <text:p text:style-name="P10"><text:span text:style-name="T2">Gtk (Glade)</text:span></text:p>
            </text:list-item>
          </text:list>
        </text:list-item>
        <text:list-item>
          <text:p text:style-name="P11"><text:span text:style-name="T2">Android <text:s/>Studio</text:span></text:p>
        </text:list-item>
        <text:list-item>
          <text:p text:style-name="P11"><text:span text:style-name="T2">Pycharm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Segoe" svg:font-family="Segoe" style:font-family-generic="swiss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15:35.232053891</meta:creation-date>
    <dc:date>2019-03-25T09:11:11.152144710</dc:date>
    <meta:editing-duration>PT35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38" meta:character-count="163" meta:non-whitespace-character-count="154"/>
  </office:meta>
</office:document-meta>
</file>